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9230" calcext:value-type="float">
            <text:p><text:s text:c="3"/>69,230</text:p>
          </table:table-cell>
          <table:table-cell table:style-name="ce35" office:value-type="float" office:value="62505" calcext:value-type="float">
            <text:p><text:s text:c="3"/>62,505</text:p>
          </table:table-cell>
          <table:table-cell table:style-name="ce35" office:value-type="float" office:value="2190" calcext:value-type="float">
            <text:p><text:s text:c="3"/>2,190</text:p>
          </table:table-cell>
          <table:table-cell table:style-name="ce35" office:value-type="float" office:value="1827" calcext:value-type="float">
            <text:p><text:s text:c="3"/>1,827</text:p>
          </table:table-cell>
          <table:table-cell table:style-name="ce35" office:value-type="float" office:value="363" calcext:value-type="float">
            <text:p><text:s text:c="3"/>363</text:p>
          </table:table-cell>
          <table:table-cell table:style-name="ce35" office:value-type="float" office:value="4535" calcext:value-type="float">
            <text:p><text:s text:c="3"/>4,535</text:p>
          </table:table-cell>
          <table:table-cell table:style-name="ce35" office:value-type="float" office:value="3370" calcext:value-type="float">
            <text:p><text:s text:c="3"/>3,370</text:p>
          </table:table-cell>
          <table:table-cell table:style-name="ce35" office:value-type="float" office:value="1165" calcext:value-type="float">
            <text:p><text:s text:c="3"/>1,165</text:p>
          </table:table-cell>
          <table:table-cell table:style-name="ce35" office:value-type="float" office:value="67342" calcext:value-type="float">
            <text:p><text:s text:c="3"/>67,342</text:p>
          </table:table-cell>
          <table:table-cell table:style-name="ce35" office:value-type="float" office:value="60787" calcext:value-type="float">
            <text:p><text:s text:c="3"/>60,787</text:p>
          </table:table-cell>
          <table:table-cell table:style-name="ce35" office:value-type="float" office:value="2115" calcext:value-type="float">
            <text:p><text:s text:c="3"/>2,115</text:p>
          </table:table-cell>
          <table:table-cell table:style-name="ce35" office:value-type="float" office:value="1786" calcext:value-type="float">
            <text:p><text:s text:c="3"/>1,786</text:p>
          </table:table-cell>
          <table:table-cell table:style-name="ce35" office:value-type="float" office:value="329" calcext:value-type="float">
            <text:p><text:s text:c="3"/>329</text:p>
          </table:table-cell>
          <table:table-cell table:style-name="ce35" office:value-type="float" office:value="4440" calcext:value-type="float">
            <text:p><text:s text:c="3"/>4,440</text:p>
          </table:table-cell>
          <table:table-cell table:style-name="ce35" office:value-type="float" office:value="3317" calcext:value-type="float">
            <text:p><text:s text:c="3"/>3,317</text:p>
          </table:table-cell>
          <table:table-cell table:style-name="ce35" office:value-type="float" office:value="1123" calcext:value-type="float">
            <text:p><text:s text:c="3"/>1,123</text:p>
          </table:table-cell>
          <table:table-cell table:style-name="ce35" office:value-type="float" office:value="1888" calcext:value-type="float">
            <text:p><text:s text:c="3"/>1,888</text:p>
          </table:table-cell>
          <table:table-cell table:style-name="ce35" office:value-type="float" office:value="1718" calcext:value-type="float">
            <text:p><text:s text:c="3"/>1,718</text:p>
          </table:table-cell>
          <table:table-cell table:style-name="ce35" office:value-type="float" office:value="75" calcext:value-type="float">
            <text:p><text:s text:c="3"/>75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4261" calcext:value-type="float">
            <text:p><text:s text:c="3"/>34,261</text:p>
          </table:table-cell>
          <table:table-cell table:style-name="ce36" office:value-type="float" office:value="32276" calcext:value-type="float">
            <text:p><text:s text:c="3"/>32,276</text:p>
          </table:table-cell>
          <table:table-cell table:style-name="ce36" office:value-type="float" office:value="601" calcext:value-type="float">
            <text:p><text:s text:c="3"/>60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169" calcext:value-type="float">
            <text:p><text:s text:c="3"/>169</text:p>
          </table:table-cell>
          <table:table-cell table:style-name="ce36" office:value-type="float" office:value="1384" calcext:value-type="float">
            <text:p><text:s text:c="3"/>1,384</text:p>
          </table:table-cell>
          <table:table-cell table:style-name="ce36" office:value-type="float" office:value="513" calcext:value-type="float">
            <text:p><text:s text:c="3"/>513</text:p>
          </table:table-cell>
          <table:table-cell table:style-name="ce36" office:value-type="float" office:value="871" calcext:value-type="float">
            <text:p><text:s text:c="3"/>871</text:p>
          </table:table-cell>
          <table:table-cell table:style-name="ce36" office:value-type="float" office:value="33671" calcext:value-type="float">
            <text:p><text:s text:c="3"/>33,671</text:p>
          </table:table-cell>
          <table:table-cell table:style-name="ce36" office:value-type="float" office:value="31766" calcext:value-type="float">
            <text:p><text:s text:c="3"/>31,766</text:p>
          </table:table-cell>
          <table:table-cell table:style-name="ce36" office:value-type="float" office:value="570" calcext:value-type="float">
            <text:p><text:s text:c="3"/>570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1335" calcext:value-type="float">
            <text:p><text:s text:c="3"/>1,335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841" calcext:value-type="float">
            <text:p><text:s text:c="3"/>841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510" calcext:value-type="float">
            <text:p><text:s text:c="3"/>510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4969" calcext:value-type="float">
            <text:p><text:s text:c="3"/>34,969</text:p>
          </table:table-cell>
          <table:table-cell table:style-name="ce36" office:value-type="float" office:value="30229" calcext:value-type="float">
            <text:p><text:s text:c="3"/>30,229</text:p>
          </table:table-cell>
          <table:table-cell table:style-name="ce36" office:value-type="float" office:value="1589" calcext:value-type="float">
            <text:p><text:s text:c="3"/>1,589</text:p>
          </table:table-cell>
          <table:table-cell table:style-name="ce36" office:value-type="float" office:value="1395" calcext:value-type="float">
            <text:p><text:s text:c="3"/>1,395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3151" calcext:value-type="float">
            <text:p><text:s text:c="3"/>3,151</text:p>
          </table:table-cell>
          <table:table-cell table:style-name="ce36" office:value-type="float" office:value="2857" calcext:value-type="float">
            <text:p><text:s text:c="3"/>2,857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33671" calcext:value-type="float">
            <text:p><text:s text:c="3"/>33,671</text:p>
          </table:table-cell>
          <table:table-cell table:style-name="ce36" office:value-type="float" office:value="29021" calcext:value-type="float">
            <text:p><text:s text:c="3"/>29,021</text:p>
          </table:table-cell>
          <table:table-cell table:style-name="ce36" office:value-type="float" office:value="1545" calcext:value-type="float">
            <text:p><text:s text:c="3"/>1,54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3105" calcext:value-type="float">
            <text:p><text:s text:c="3"/>3,105</text:p>
          </table:table-cell>
          <table:table-cell table:style-name="ce36" office:value-type="float" office:value="2823" calcext:value-type="float">
            <text:p><text:s text:c="3"/>2,823</text:p>
          </table:table-cell>
          <table:table-cell table:style-name="ce36" office:value-type="float" office:value="282" calcext:value-type="float">
            <text:p><text:s text:c="3"/>282</text:p>
          </table:table-cell>
          <table:table-cell table:style-name="ce36" office:value-type="float" office:value="1298" calcext:value-type="float">
            <text:p><text:s text:c="3"/>1,298</text:p>
          </table:table-cell>
          <table:table-cell table:style-name="ce36" office:value-type="float" office:value="1208" calcext:value-type="float">
            <text:p><text:s text:c="3"/>1,20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9.21748816485659" calcext:value-type="float">
            <text:p>–9.22</text:p>
          </table:table-cell>
          <table:table-cell table:style-name="ce39" office:value-type="float" office:value="-9.62622014125863" calcext:value-type="float">
            <text:p>–9.63</text:p>
          </table:table-cell>
          <table:table-cell table:style-name="ce39" office:value-type="float" office:value="-17.4917491749175" calcext:value-type="float">
            <text:p>–17.49</text:p>
          </table:table-cell>
          <table:table-cell table:style-name="ce39" office:value-type="float" office:value="-22.4105461393597" calcext:value-type="float">
            <text:p>–22.41</text:p>
          </table:table-cell>
          <table:table-cell table:style-name="ce39" office:value-type="float" office:value="17.3333333333333" calcext:value-type="float">
            <text:p>17.33</text:p>
          </table:table-cell>
          <table:table-cell table:style-name="ce39" office:value-type="float" office:value="-0.432152117545376" calcext:value-type="float">
            <text:p>–0.43</text:p>
          </table:table-cell>
          <table:table-cell table:style-name="ce39" office:value-type="float" office:value="1.17647058823529" calcext:value-type="float">
            <text:p>1.18</text:p>
          </table:table-cell>
          <table:table-cell table:style-name="ce39" office:value-type="float" office:value="-4.88599348534202" calcext:value-type="float">
            <text:p>–4.89</text:p>
          </table:table-cell>
          <table:table-cell table:style-name="ce39" office:value-type="float" office:value="-9.04795991410165" calcext:value-type="float">
            <text:p>–9.05</text:p>
          </table:table-cell>
          <table:table-cell table:style-name="ce39" office:value-type="float" office:value="-9.40638523720095" calcext:value-type="float">
            <text:p>–9.41</text:p>
          </table:table-cell>
          <table:table-cell table:style-name="ce39" office:value-type="float" office:value="-18.9189189189189" calcext:value-type="float">
            <text:p>–18.92</text:p>
          </table:table-cell>
          <table:table-cell table:style-name="ce39" office:value-type="float" office:value="-25.2354048964218" calcext:value-type="float">
            <text:p>–25.24</text:p>
          </table:table-cell>
          <table:table-cell table:style-name="ce39" office:value-type="float" office:value="36.0655737704918" calcext:value-type="float">
            <text:p>36.0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.55688622754491" calcext:value-type="float">
            <text:p>1.56</text:p>
          </table:table-cell>
          <table:table-cell table:style-name="ce39" office:value-type="float" office:value="-4.39189189189189" calcext:value-type="float">
            <text:p>–4.39</text:p>
          </table:table-cell>
          <table:table-cell table:style-name="ce39" office:value-type="float" office:value="-15.2284263959391" calcext:value-type="float">
            <text:p>–15.23</text:p>
          </table:table-cell>
          <table:table-cell table:style-name="ce39" office:value-type="float" office:value="-17.2316384180791" calcext:value-type="float">
            <text:p>–17.23</text:p>
          </table:table-cell>
          <table:table-cell table:style-name="ce39" office:value-type="float" office:value="42.8571428571429" calcext:value-type="float">
            <text:p>42.86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float" office:value="-64.2857142857143" calcext:value-type="float">
            <text:p>–64.29</text:p>
          </table:table-cell>
          <table:table-cell table:style-name="ce39" office:value-type="float" office:value="-19.2307692307692" calcext:value-type="float">
            <text:p>–19.23</text:p>
          </table:table-cell>
          <table:table-cell table:style-name="ce39" office:value-type="float" office:value="-20" calcext:value-type="float">
            <text:p>–20.00</text:p>
          </table:table-cell>
          <table:table-cell table:style-name="ce39" office:value-type="float" office:value="-18.1818181818182" calcext:value-type="float">
            <text:p>–18.18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9.33688490116361" calcext:value-type="float">
            <text:p>–9.34</text:p>
          </table:table-cell>
          <table:table-cell table:style-name="ce40" office:value-type="float" office:value="-9.65694423454738" calcext:value-type="float">
            <text:p>–9.66</text:p>
          </table:table-cell>
          <table:table-cell table:style-name="ce40" office:value-type="float" office:value="-1.38888888888889" calcext:value-type="float">
            <text:p>–1.39</text:p>
          </table:table-cell>
          <table:table-cell table:style-name="ce40" office:value-type="float" office:value="-14.5299145299145" calcext:value-type="float">
            <text:p>–14.53</text:p>
          </table:table-cell>
          <table:table-cell table:style-name="ce40" office:value-type="float" office:value="55.5555555555556" calcext:value-type="float">
            <text:p>55.56</text:p>
          </table:table-cell>
          <table:table-cell table:style-name="ce40" office:value-type="float" office:value="-6.72043010752688" calcext:value-type="float">
            <text:p>–6.72</text:p>
          </table:table-cell>
          <table:table-cell table:style-name="ce40" office:value-type="float" office:value="-7.9136690647482" calcext:value-type="float">
            <text:p>–7.91</text:p>
          </table:table-cell>
          <table:table-cell table:style-name="ce40" office:value-type="float" office:value="-6.00858369098712" calcext:value-type="float">
            <text:p>–6.01</text:p>
          </table:table-cell>
          <table:table-cell table:style-name="ce40" office:value-type="float" office:value="-9.04795991410165" calcext:value-type="float">
            <text:p>–9.05</text:p>
          </table:table-cell>
          <table:table-cell table:style-name="ce40" office:value-type="float" office:value="-9.29551410513335" calcext:value-type="float">
            <text:p>–9.30</text:p>
          </table:table-cell>
          <table:table-cell table:style-name="ce40" office:value-type="float" office:value="-2.87769784172662" calcext:value-type="float">
            <text:p>–2.88</text:p>
          </table:table-cell>
          <table:table-cell table:style-name="ce40" office:value-type="float" office:value="-17.948717948718" calcext:value-type="float">
            <text:p>–17.95</text:p>
          </table:table-cell>
          <table:table-cell table:style-name="ce40" office:value-type="float" office:value="77.2727272727273" calcext:value-type="float">
            <text:p>77.27</text:p>
          </table:table-cell>
          <table:table-cell table:style-name="ce40" office:value-type="float" office:value="-6.96378830083566" calcext:value-type="float">
            <text:p>–6.96</text:p>
          </table:table-cell>
          <table:table-cell table:style-name="ce40" office:value-type="float" office:value="-7.5187969924812" calcext:value-type="float">
            <text:p>–7.52</text:p>
          </table:table-cell>
          <table:table-cell table:style-name="ce40" office:value-type="float" office:value="-6.63716814159292" calcext:value-type="float">
            <text:p>–6.64</text:p>
          </table:table-cell>
          <table:table-cell table:style-name="ce40" office:value-type="float" office:value="-22.972972972973" calcext:value-type="float">
            <text:p>–22.97</text:p>
          </table:table-cell>
          <table:table-cell table:style-name="ce40" office:value-type="float" office:value="-27.6923076923077" calcext:value-type="float">
            <text:p>–27.69</text:p>
          </table:table-cell>
          <table:table-cell table:style-name="ce40" office:value-type="float" office:value="40" calcext:value-type="float">
            <text:p>4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-40" calcext:value-type="float">
            <text:p>–40.0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16.6666666666667" calcext:value-type="float">
            <text:p>–16.67</text:p>
          </table:table-cell>
          <table:table-cell table:style-name="ce73" office:value-type="float" office:value="14.2857142857143" calcext:value-type="float">
            <text:p>14.29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9.09970958373669" calcext:value-type="float">
            <text:p>–9.10</text:p>
          </table:table-cell>
          <table:table-cell table:style-name="ce41" office:value-type="float" office:value="-9.59224598930481" calcext:value-type="float">
            <text:p>–9.59</text:p>
          </table:table-cell>
          <table:table-cell table:style-name="ce41" office:value-type="float" office:value="-22.5108225108225" calcext:value-type="float">
            <text:p>–22.51</text:p>
          </table:table-cell>
          <table:table-cell table:style-name="ce41" office:value-type="float" office:value="-24.6376811594203" calcext:value-type="float">
            <text:p>–24.64</text:p>
          </table:table-cell>
          <table:table-cell table:style-name="ce41" office:value-type="float" office:value="-4.16666666666667" calcext:value-type="float">
            <text:p>–4.17</text:p>
          </table:table-cell>
          <table:table-cell table:style-name="ce41" office:value-type="float" office:value="2.54777070063694" calcext:value-type="float">
            <text:p>2.55</text:p>
          </table:table-cell>
          <table:table-cell table:style-name="ce41" office:value-type="float" office:value="2.9535864978903" calcext:value-type="float">
            <text:p>2.95</text:p>
          </table:table-cell>
          <table:table-cell table:style-name="ce41" office:value-type="float" office:value="-1.35135135135135" calcext:value-type="float">
            <text:p>–1.35</text:p>
          </table:table-cell>
          <table:table-cell table:style-name="ce41" office:value-type="float" office:value="-9.04795991410165" calcext:value-type="float">
            <text:p>–9.05</text:p>
          </table:table-cell>
          <table:table-cell table:style-name="ce41" office:value-type="float" office:value="-9.53125" calcext:value-type="float">
            <text:p>–9.53</text:p>
          </table:table-cell>
          <table:table-cell table:style-name="ce41" office:value-type="float" office:value="-23.841059602649" calcext:value-type="float">
            <text:p>–23.84</text:p>
          </table:table-cell>
          <table:table-cell table:style-name="ce41" office:value-type="float" office:value="-27.2946859903382" calcext:value-type="float">
            <text:p>–27.29</text:p>
          </table:table-cell>
          <table:table-cell table:style-name="ce41" office:value-type="float" office:value="12.8205128205128" calcext:value-type="float">
            <text:p>12.82</text:p>
          </table:table-cell>
          <table:table-cell table:style-name="ce41" office:value-type="float" office:value="3.23834196891192" calcext:value-type="float">
            <text:p>3.24</text:p>
          </table:table-cell>
          <table:table-cell table:style-name="ce41" office:value-type="float" office:value="3.27635327635328" calcext:value-type="float">
            <text:p>3.28</text:p>
          </table:table-cell>
          <table:table-cell table:style-name="ce41" office:value-type="float" office:value="2.85714285714286" calcext:value-type="float">
            <text:p>2.86</text:p>
          </table:table-cell>
          <table:table-cell table:style-name="ce41" office:value-type="float" office:value="-10.5691056910569" calcext:value-type="float">
            <text:p>–10.57</text:p>
          </table:table-cell>
          <table:table-cell table:style-name="ce41" office:value-type="float" office:value="-11.1607142857143" calcext:value-type="float">
            <text:p>–11.16</text:p>
          </table:table-cell>
          <table:table-cell table:style-name="ce41" office:value-type="float" office:value="44.4444444444444" calcext:value-type="float">
            <text:p>44.44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-77.7777777777778" calcext:value-type="float">
            <text:p>–77.78</text:p>
          </table:table-cell>
          <table:table-cell table:style-name="ce41" office:value-type="float" office:value="-38.4615384615385" calcext:value-type="float">
            <text:p>–38.46</text:p>
          </table:table-cell>
          <table:table-cell table:style-name="ce41" office:value-type="float" office:value="-22.2222222222222" calcext:value-type="float">
            <text:p>–22.22</text:p>
          </table:table-cell>
          <table:table-cell table:style-name="ce41" office:value-type="float" office:value="-75" calcext:value-type="float">
            <text:p>–75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-38.9227166276347" calcext:value-type="float">
            <text:p>–38.92</text:p>
          </table:table-cell>
          <table:table-cell table:style-name="ce42" office:value-type="float" office:value="-41.7523400337579" calcext:value-type="float">
            <text:p>–41.75</text:p>
          </table:table-cell>
          <table:table-cell table:style-name="ce42" office:value-type="float" office:value="-0.596421471172962" calcext:value-type="float">
            <text:p>–0.60</text:p>
          </table:table-cell>
          <table:table-cell table:style-name="ce42" office:value-type="float" office:value="3.51758793969849" calcext:value-type="float">
            <text:p>3.52</text:p>
          </table:table-cell>
          <table:table-cell table:style-name="ce42" office:value-type="float" office:value="-16.1904761904762" calcext:value-type="float">
            <text:p>–16.19</text:p>
          </table:table-cell>
          <table:table-cell table:style-name="ce42" office:value-type="float" office:value="-11.1111111111111" calcext:value-type="float">
            <text:p>–11.11</text:p>
          </table:table-cell>
          <table:table-cell table:style-name="ce42" office:value-type="float" office:value="-12.6016260162602" calcext:value-type="float">
            <text:p>–12.60</text:p>
          </table:table-cell>
          <table:table-cell table:style-name="ce42" office:value-type="float" office:value="-6.41025641025641" calcext:value-type="float">
            <text:p>–6.41</text:p>
          </table:table-cell>
          <table:table-cell table:style-name="ce42" office:value-type="float" office:value="-38.7249228395062" calcext:value-type="float">
            <text:p>–38.72</text:p>
          </table:table-cell>
          <table:table-cell table:style-name="ce42" office:value-type="float" office:value="-41.5529684454512" calcext:value-type="float">
            <text:p>–41.55</text:p>
          </table:table-cell>
          <table:table-cell table:style-name="ce42" office:value-type="float" office:value="-0.826446280991736" calcext:value-type="float">
            <text:p>–0.83</text:p>
          </table:table-cell>
          <table:table-cell table:style-name="ce42" office:value-type="float" office:value="1.53452685421995" calcext:value-type="float">
            <text:p>1.53</text:p>
          </table:table-cell>
          <table:table-cell table:style-name="ce42" office:value-type="float" office:value="-10.752688172043" calcext:value-type="float">
            <text:p>–10.75</text:p>
          </table:table-cell>
          <table:table-cell table:style-name="ce42" office:value-type="float" office:value="-10.8747044917258" calcext:value-type="float">
            <text:p>–10.87</text:p>
          </table:table-cell>
          <table:table-cell table:style-name="ce42" office:value-type="float" office:value="-12.6673532440783" calcext:value-type="float">
            <text:p>–12.67</text:p>
          </table:table-cell>
          <table:table-cell table:style-name="ce42" office:value-type="float" office:value="-5.03355704697987" calcext:value-type="float">
            <text:p>–5.03</text:p>
          </table:table-cell>
          <table:table-cell table:style-name="ce42" office:value-type="float" office:value="-45.6026058631922" calcext:value-type="float">
            <text:p>–45.60</text:p>
          </table:table-cell>
          <table:table-cell table:style-name="ce42" office:value-type="float" office:value="-48.4154929577465" calcext:value-type="float">
            <text:p>–48.42</text:p>
          </table:table-cell>
          <table:table-cell table:style-name="ce42" office:value-type="float" office:value="5.26315789473684" calcext:value-type="float">
            <text:p>5.26</text:p>
          </table:table-cell>
          <table:table-cell table:style-name="ce42" office:value-type="float" office:value="114.285714285714" calcext:value-type="float">
            <text:p>114.29</text:p>
          </table:table-cell>
          <table:table-cell table:style-name="ce42" office:value-type="float" office:value="-58.3333333333333" calcext:value-type="float">
            <text:p>–58.33</text:p>
          </table:table-cell>
          <table:table-cell table:style-name="ce42" office:value-type="float" office:value="-22.2222222222222" calcext:value-type="float">
            <text:p>–22.22</text:p>
          </table:table-cell>
          <table:table-cell table:style-name="ce42" office:value-type="float" office:value="-7.69230769230769" calcext:value-type="float">
            <text:p>–7.69</text:p>
          </table:table-cell>
          <table:table-cell table:style-name="ce42" office:value-type="float" office:value="-35.7142857142857" calcext:value-type="float">
            <text:p>–35.71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-38.6897990140311" calcext:value-type="float">
            <text:p>–38.69</text:p>
          </table:table-cell>
          <table:table-cell table:style-name="ce43" office:value-type="float" office:value="-40.3095356964553" calcext:value-type="float">
            <text:p>–40.31</text:p>
          </table:table-cell>
          <table:table-cell table:style-name="ce43" office:value-type="float" office:value="0.709219858156028" calcext:value-type="float">
            <text:p>0.71</text:p>
          </table:table-cell>
          <table:table-cell table:style-name="ce43" office:value-type="float" office:value="6.38297872340426" calcext:value-type="float">
            <text:p>6.38</text:p>
          </table:table-cell>
          <table:table-cell table:style-name="ce43" office:value-type="float" office:value="-10.6382978723404" calcext:value-type="float">
            <text:p>–10.64</text:p>
          </table:table-cell>
          <table:table-cell table:style-name="ce43" office:value-type="float" office:value="-11.4795918367347" calcext:value-type="float">
            <text:p>–11.48</text:p>
          </table:table-cell>
          <table:table-cell table:style-name="ce43" office:value-type="float" office:value="-21.4723926380368" calcext:value-type="float">
            <text:p>–21.47</text:p>
          </table:table-cell>
          <table:table-cell table:style-name="ce43" office:value-type="float" office:value="-4.36681222707424" calcext:value-type="float">
            <text:p>–4.37</text:p>
          </table:table-cell>
          <table:table-cell table:style-name="ce43" office:value-type="float" office:value="-38.7249228395062" calcext:value-type="float">
            <text:p>–38.72</text:p>
          </table:table-cell>
          <table:table-cell table:style-name="ce43" office:value-type="float" office:value="-40.2821475692683" calcext:value-type="float">
            <text:p>–40.2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.34782608695652" calcext:value-type="float">
            <text:p>4.35</text:p>
          </table:table-cell>
          <table:table-cell table:style-name="ce43" office:value-type="float" office:value="-9.30232558139535" calcext:value-type="float">
            <text:p>–9.30</text:p>
          </table:table-cell>
          <table:table-cell table:style-name="ce43" office:value-type="float" office:value="-12.1052631578947" calcext:value-type="float">
            <text:p>–12.11</text:p>
          </table:table-cell>
          <table:table-cell table:style-name="ce43" office:value-type="float" office:value="-22.6415094339623" calcext:value-type="float">
            <text:p>–22.64</text:p>
          </table:table-cell>
          <table:table-cell table:style-name="ce43" office:value-type="float" office:value="-4.52488687782805" calcext:value-type="float">
            <text:p>–4.52</text:p>
          </table:table-cell>
          <table:table-cell table:style-name="ce43" office:value-type="float" office:value="-36.6666666666667" calcext:value-type="float">
            <text:p>–36.67</text:p>
          </table:table-cell>
          <table:table-cell table:style-name="ce43" office:value-type="float" office:value="-41.9753086419753" calcext:value-type="float">
            <text:p>–41.98</text:p>
          </table:table-cell>
          <table:table-cell table:style-name="ce43" office:value-type="float" office:value="16.6666666666667" calcext:value-type="float">
            <text:p>16.67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-25" calcext:value-type="float">
            <text:p>–25.00</text:p>
          </table:table-cell>
          <table:table-cell table:style-name="ce43" office:value-type="float" office:value="8.33333333333333" calcext:value-type="float">
            <text:p>8.33</text:p>
          </table:table-cell>
          <table:table-cell table:style-name="ce43" office:value-type="float" office:value="25" calcext:value-type="float">
            <text:p>25.00</text:p>
          </table:table-cell>
          <table:table-cell table:style-name="ce74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-39.1501573782633" calcext:value-type="float">
            <text:p>–39.15</text:p>
          </table:table-cell>
          <table:table-cell table:style-name="ce41" office:value-type="float" office:value="-43.2676174496644" calcext:value-type="float">
            <text:p>–43.27</text:p>
          </table:table-cell>
          <table:table-cell table:style-name="ce41" office:value-type="float" office:value="-1.10497237569061" calcext:value-type="float">
            <text:p>–1.10</text:p>
          </table:table-cell>
          <table:table-cell table:style-name="ce41" office:value-type="float" office:value="2.63157894736842" calcext:value-type="float">
            <text:p>2.63</text:p>
          </table:table-cell>
          <table:table-cell table:style-name="ce41" office:value-type="float" office:value="-20.6896551724138" calcext:value-type="float">
            <text:p>–20.69</text:p>
          </table:table-cell>
          <table:table-cell table:style-name="ce41" office:value-type="float" office:value="-10.9513274336283" calcext:value-type="float">
            <text:p>–10.95</text:p>
          </table:table-cell>
          <table:table-cell table:style-name="ce41" office:value-type="float" office:value="-10.8404384896468" calcext:value-type="float">
            <text:p>–10.84</text:p>
          </table:table-cell>
          <table:table-cell table:style-name="ce41" office:value-type="float" office:value="-12.0481927710843" calcext:value-type="float">
            <text:p>–12.05</text:p>
          </table:table-cell>
          <table:table-cell table:style-name="ce41" office:value-type="float" office:value="-38.7249228395062" calcext:value-type="float">
            <text:p>–38.72</text:p>
          </table:table-cell>
          <table:table-cell table:style-name="ce41" office:value-type="float" office:value="-42.9244249726177" calcext:value-type="float">
            <text:p>–42.92</text:p>
          </table:table-cell>
          <table:table-cell table:style-name="ce41" office:value-type="float" office:value="-1.14613180515759" calcext:value-type="float">
            <text:p>–1.15</text:p>
          </table:table-cell>
          <table:table-cell table:style-name="ce41" office:value-type="float" office:value="0.668896321070234" calcext:value-type="float">
            <text:p>0.67</text:p>
          </table:table-cell>
          <table:table-cell table:style-name="ce41" office:value-type="float" office:value="-12" calcext:value-type="float">
            <text:p>–12.00</text:p>
          </table:table-cell>
          <table:table-cell table:style-name="ce41" office:value-type="float" office:value="-10.3487064116985" calcext:value-type="float">
            <text:p>–10.35</text:p>
          </table:table-cell>
          <table:table-cell table:style-name="ce41" office:value-type="float" office:value="-10.7142857142857" calcext:value-type="float">
            <text:p>–10.71</text:p>
          </table:table-cell>
          <table:table-cell table:style-name="ce41" office:value-type="float" office:value="-6.49350649350649" calcext:value-type="float">
            <text:p>–6.49</text:p>
          </table:table-cell>
          <table:table-cell table:style-name="ce41" office:value-type="float" office:value="-49.3087557603687" calcext:value-type="float">
            <text:p>–49.31</text:p>
          </table:table-cell>
          <table:table-cell table:style-name="ce41" office:value-type="float" office:value="-50.9852216748769" calcext:value-type="float">
            <text:p>–50.9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20" calcext:value-type="float">
            <text:p>120.00</text:p>
          </table:table-cell>
          <table:table-cell table:style-name="ce41" office:value-type="float" office:value="-75" calcext:value-type="float">
            <text:p>–75.00</text:p>
          </table:table-cell>
          <table:table-cell table:style-name="ce41" office:value-type="float" office:value="-46.6666666666667" calcext:value-type="float">
            <text:p>–46.67</text:p>
          </table:table-cell>
          <table:table-cell table:style-name="ce41" office:value-type="float" office:value="-22.2222222222222" calcext:value-type="float">
            <text:p>–22.22</text:p>
          </table:table-cell>
          <table:table-cell table:style-name="ce41" office:value-type="float" office:value="-83.3333333333333" calcext:value-type="float">
            <text:p>–83.33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4月份" calcext:value-type="string">
              <text:p><text:s/>中華民國114年4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040" calcext:value-type="float">
            <text:p><text:s text:c="3"/>13,040</text:p>
          </table:table-cell>
          <table:table-cell table:style-name="ce98" office:value-type="float" office:value="11388" calcext:value-type="float">
            <text:p><text:s text:c="3"/>11,388</text:p>
          </table:table-cell>
          <table:table-cell table:style-name="ce98" office:value-type="float" office:value="500" calcext:value-type="float">
            <text:p><text:s text:c="3"/>500</text:p>
          </table:table-cell>
          <table:table-cell table:style-name="ce98" office:value-type="float" office:value="412" calcext:value-type="float">
            <text:p><text:s text:c="3"/>412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1152" calcext:value-type="float">
            <text:p><text:s text:c="3"/>1,152</text:p>
          </table:table-cell>
          <table:table-cell table:style-name="ce98" office:value-type="float" office:value="860" calcext:value-type="float">
            <text:p><text:s text:c="3"/>860</text:p>
          </table:table-cell>
          <table:table-cell table:style-name="ce98" office:value-type="float" office:value="292" calcext:value-type="float">
            <text:p><text:s text:c="3"/>292</text:p>
          </table:table-cell>
          <table:table-cell table:style-name="ce98" office:value-type="float" office:value="12706" calcext:value-type="float">
            <text:p><text:s text:c="3"/>12,706</text:p>
          </table:table-cell>
          <table:table-cell table:style-name="ce98" office:value-type="float" office:value="11095" calcext:value-type="float">
            <text:p><text:s text:c="3"/>11,095</text:p>
          </table:table-cell>
          <table:table-cell table:style-name="ce98" office:value-type="float" office:value="480" calcext:value-type="float">
            <text:p><text:s text:c="3"/>480</text:p>
          </table:table-cell>
          <table:table-cell table:style-name="ce98" office:value-type="float" office:value="397" calcext:value-type="float">
            <text:p><text:s text:c="3"/>39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1131" calcext:value-type="float">
            <text:p><text:s text:c="3"/>1,131</text:p>
          </table:table-cell>
          <table:table-cell table:style-name="ce98" office:value-type="float" office:value="848" calcext:value-type="float">
            <text:p><text:s text:c="3"/>848</text:p>
          </table:table-cell>
          <table:table-cell table:style-name="ce98" office:value-type="float" office:value="283" calcext:value-type="float">
            <text:p><text:s text:c="3"/>283</text:p>
          </table:table-cell>
          <table:table-cell table:style-name="ce98" office:value-type="float" office:value="334" calcext:value-type="float">
            <text:p><text:s text:c="3"/>334</text:p>
          </table:table-cell>
          <table:table-cell table:style-name="ce98" office:value-type="float" office:value="293" calcext:value-type="float">
            <text:p><text:s text:c="3"/>293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467" calcext:value-type="float">
            <text:p><text:s text:c="3"/>6,467</text:p>
          </table:table-cell>
          <table:table-cell table:style-name="ce99" office:value-type="float" office:value="5978" calcext:value-type="float">
            <text:p><text:s text:c="3"/>5,978</text:p>
          </table:table-cell>
          <table:table-cell table:style-name="ce99" office:value-type="float" office:value="142" calcext:value-type="float">
            <text:p><text:s text:c="3"/>142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47" calcext:value-type="float">
            <text:p><text:s text:c="3"/>347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style-name="ce99" office:value-type="float" office:value="219" calcext:value-type="float">
            <text:p><text:s text:c="3"/>219</text:p>
          </table:table-cell>
          <table:table-cell table:style-name="ce99" office:value-type="float" office:value="6353" calcext:value-type="float">
            <text:p><text:s text:c="3"/>6,353</text:p>
          </table:table-cell>
          <table:table-cell table:style-name="ce99" office:value-type="float" office:value="5884" calcext:value-type="float">
            <text:p><text:s text:c="3"/>5,884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34" calcext:value-type="float">
            <text:p><text:s text:c="3"/>334</text:p>
          </table:table-cell>
          <table:table-cell table:style-name="ce99" office:value-type="float" office:value="123" calcext:value-type="float">
            <text:p><text:s text:c="3"/>123</text:p>
          </table:table-cell>
          <table:table-cell table:style-name="ce99" office:value-type="float" office:value="211" calcext:value-type="float">
            <text:p><text:s text:c="3"/>211</text:p>
          </table:table-cell>
          <table:table-cell table:style-name="ce99" office:value-type="float" office:value="114" calcext:value-type="float">
            <text:p><text:s text:c="3"/>114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1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573" calcext:value-type="float">
            <text:p><text:s text:c="3"/>6,573</text:p>
          </table:table-cell>
          <table:table-cell table:style-name="ce100" office:value-type="float" office:value="5410" calcext:value-type="float">
            <text:p><text:s text:c="3"/>5,410</text:p>
          </table:table-cell>
          <table:table-cell table:style-name="ce100" office:value-type="float" office:value="358" calcext:value-type="float">
            <text:p><text:s text:c="3"/>358</text:p>
          </table:table-cell>
          <table:table-cell table:style-name="ce100" office:value-type="float" office:value="312" calcext:value-type="float">
            <text:p><text:s text:c="3"/>312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805" calcext:value-type="float">
            <text:p><text:s text:c="3"/>805</text:p>
          </table:table-cell>
          <table:table-cell table:style-name="ce100" office:value-type="float" office:value="732" calcext:value-type="float">
            <text:p><text:s text:c="3"/>732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353" calcext:value-type="float">
            <text:p><text:s text:c="3"/>6,353</text:p>
          </table:table-cell>
          <table:table-cell table:style-name="ce100" office:value-type="float" office:value="5211" calcext:value-type="float">
            <text:p><text:s text:c="3"/>5,211</text:p>
          </table:table-cell>
          <table:table-cell table:style-name="ce100" office:value-type="float" office:value="345" calcext:value-type="float">
            <text:p><text:s text:c="3"/>345</text:p>
          </table:table-cell>
          <table:table-cell table:style-name="ce100" office:value-type="float" office:value="301" calcext:value-type="float">
            <text:p><text:s text:c="3"/>301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797" calcext:value-type="float">
            <text:p><text:s text:c="3"/>797</text:p>
          </table:table-cell>
          <table:table-cell table:style-name="ce100" office:value-type="float" office:value="725" calcext:value-type="float">
            <text:p><text:s text:c="3"/>725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220" calcext:value-type="float">
            <text:p><text:s text:c="3"/>220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68" calcext:value-type="float">
            <text:p><text:s text:c="3"/>2,268</text:p>
          </table:table-cell>
          <table:table-cell table:style-name="ce98" office:value-type="float" office:value="1975" calcext:value-type="float">
            <text:p><text:s text:c="3"/>1,975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208" calcext:value-type="float">
            <text:p><text:s text:c="3"/>208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2200" calcext:value-type="float">
            <text:p><text:s text:c="3"/>2,200</text:p>
          </table:table-cell>
          <table:table-cell table:style-name="ce98" office:value-type="float" office:value="1912" calcext:value-type="float">
            <text:p><text:s text:c="3"/>1,912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205" calcext:value-type="float">
            <text:p><text:s text:c="3"/>205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26" calcext:value-type="float">
            <text:p><text:s text:c="3"/>1,126</text:p>
          </table:table-cell>
          <table:table-cell table:style-name="ce99" office:value-type="float" office:value="1026" calcext:value-type="float">
            <text:p><text:s text:c="3"/>1,026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72" calcext:value-type="float">
            <text:p><text:s text:c="3"/>7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1100" calcext:value-type="float">
            <text:p><text:s text:c="3"/>1,100</text:p>
          </table:table-cell>
          <table:table-cell table:style-name="ce99" office:value-type="float" office:value="1003" calcext:value-type="float">
            <text:p><text:s text:c="3"/>1,00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9" calcext:value-type="float">
            <text:p><text:s text:c="3"/>6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42" calcext:value-type="float">
            <text:p><text:s text:c="3"/>1,142</text:p>
          </table:table-cell>
          <table:table-cell table:style-name="ce100" office:value-type="float" office:value="949" calcext:value-type="float">
            <text:p><text:s text:c="3"/>94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00" calcext:value-type="float">
            <text:p><text:s text:c="3"/>1,100</text:p>
          </table:table-cell>
          <table:table-cell table:style-name="ce100" office:value-type="float" office:value="909" calcext:value-type="float">
            <text:p><text:s text:c="3"/>909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20" calcext:value-type="float">
            <text:p><text:s text:c="3"/>120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08" calcext:value-type="float">
            <text:p><text:s text:c="3"/>1,308</text:p>
          </table:table-cell>
          <table:table-cell table:style-name="ce98" office:value-type="float" office:value="1122" calcext:value-type="float">
            <text:p><text:s text:c="3"/>1,122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276" calcext:value-type="float">
            <text:p><text:s text:c="3"/>1,276</text:p>
          </table:table-cell>
          <table:table-cell table:style-name="ce98" office:value-type="float" office:value="1096" calcext:value-type="float">
            <text:p><text:s text:c="3"/>1,096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54" calcext:value-type="float">
            <text:p><text:s text:c="3"/>654</text:p>
          </table:table-cell>
          <table:table-cell table:style-name="ce99" office:value-type="float" office:value="581" calcext:value-type="float">
            <text:p><text:s text:c="3"/>581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638" calcext:value-type="float">
            <text:p><text:s text:c="3"/>638</text:p>
          </table:table-cell>
          <table:table-cell table:style-name="ce99" office:value-type="float" office:value="568" calcext:value-type="float">
            <text:p><text:s text:c="3"/>56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54" calcext:value-type="float">
            <text:p><text:s text:c="3"/>654</text:p>
          </table:table-cell>
          <table:table-cell table:style-name="ce100" office:value-type="float" office:value="541" calcext:value-type="float">
            <text:p><text:s text:c="3"/>541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638" calcext:value-type="float">
            <text:p><text:s text:c="3"/>638</text:p>
          </table:table-cell>
          <table:table-cell table:style-name="ce100" office:value-type="float" office:value="528" calcext:value-type="float">
            <text:p><text:s text:c="3"/>528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2" calcext:value-type="float">
            <text:p><text:s text:c="3"/>62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480" calcext:value-type="float">
            <text:p><text:s text:c="3"/>1,480</text:p>
          </table:table-cell>
          <table:table-cell table:style-name="ce98" office:value-type="float" office:value="1270" calcext:value-type="float">
            <text:p><text:s text:c="3"/>1,270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1450" calcext:value-type="float">
            <text:p><text:s text:c="3"/>1,450</text:p>
          </table:table-cell>
          <table:table-cell table:style-name="ce98" office:value-type="float" office:value="1247" calcext:value-type="float">
            <text:p><text:s text:c="3"/>1,247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37" calcext:value-type="float">
            <text:p><text:s text:c="3"/>737</text:p>
          </table:table-cell>
          <table:table-cell table:style-name="ce99" office:value-type="float" office:value="669" calcext:value-type="float">
            <text:p><text:s text:c="3"/>66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725" calcext:value-type="float">
            <text:p><text:s text:c="3"/>725</text:p>
          </table:table-cell>
          <table:table-cell table:style-name="ce99" office:value-type="float" office:value="661" calcext:value-type="float">
            <text:p><text:s text:c="3"/>66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743" calcext:value-type="float">
            <text:p><text:s text:c="3"/>743</text:p>
          </table:table-cell>
          <table:table-cell table:style-name="ce100" office:value-type="float" office:value="601" calcext:value-type="float">
            <text:p><text:s text:c="3"/>601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725" calcext:value-type="float">
            <text:p><text:s text:c="3"/>725</text:p>
          </table:table-cell>
          <table:table-cell table:style-name="ce100" office:value-type="float" office:value="586" calcext:value-type="float">
            <text:p><text:s text:c="3"/>586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1776" calcext:value-type="float">
            <text:p><text:s text:c="3"/>1,776</text:p>
          </table:table-cell>
          <table:table-cell table:style-name="ce98" office:value-type="float" office:value="1582" calcext:value-type="float">
            <text:p><text:s text:c="3"/>1,58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1742" calcext:value-type="float">
            <text:p><text:s text:c="3"/>1,742</text:p>
          </table:table-cell>
          <table:table-cell table:style-name="ce98" office:value-type="float" office:value="1551" calcext:value-type="float">
            <text:p><text:s text:c="3"/>1,551</text:p>
          </table:table-cell>
          <table:table-cell table:style-name="ce98" office:value-type="float" office:value="51" calcext:value-type="float">
            <text:p><text:s text:c="3"/>51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140" calcext:value-type="float">
            <text:p><text:s text:c="3"/>140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79" calcext:value-type="float">
            <text:p><text:s text:c="3"/>879</text:p>
          </table:table-cell>
          <table:table-cell table:style-name="ce99" office:value-type="float" office:value="822" calcext:value-type="float">
            <text:p><text:s text:c="3"/>82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871" calcext:value-type="float">
            <text:p><text:s text:c="3"/>871</text:p>
          </table:table-cell>
          <table:table-cell table:style-name="ce99" office:value-type="float" office:value="816" calcext:value-type="float">
            <text:p><text:s text:c="3"/>81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97" calcext:value-type="float">
            <text:p><text:s text:c="3"/>897</text:p>
          </table:table-cell>
          <table:table-cell table:style-name="ce100" office:value-type="float" office:value="760" calcext:value-type="float">
            <text:p><text:s text:c="3"/>760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71" calcext:value-type="float">
            <text:p><text:s text:c="3"/>871</text:p>
          </table:table-cell>
          <table:table-cell table:style-name="ce100" office:value-type="float" office:value="735" calcext:value-type="float">
            <text:p><text:s text:c="3"/>735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6" calcext:value-type="float">
            <text:p><text:s text:c="3"/>26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982" calcext:value-type="float">
            <text:p><text:s text:c="3"/>982</text:p>
          </table:table-cell>
          <table:table-cell table:style-name="ce98" office:value-type="float" office:value="872" calcext:value-type="float">
            <text:p><text:s text:c="3"/>87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950" calcext:value-type="float">
            <text:p><text:s text:c="3"/>950</text:p>
          </table:table-cell>
          <table:table-cell table:style-name="ce98" office:value-type="float" office:value="842" calcext:value-type="float">
            <text:p><text:s text:c="3"/>842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3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485" calcext:value-type="float">
            <text:p><text:s text:c="3"/>485</text:p>
          </table:table-cell>
          <table:table-cell table:style-name="ce99" office:value-type="float" office:value="452" calcext:value-type="float">
            <text:p><text:s text:c="3"/>45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475" calcext:value-type="float">
            <text:p><text:s text:c="3"/>475</text:p>
          </table:table-cell>
          <table:table-cell table:style-name="ce99" office:value-type="float" office:value="443" calcext:value-type="float">
            <text:p><text:s text:c="3"/>443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497" calcext:value-type="float">
            <text:p><text:s text:c="3"/>497</text:p>
          </table:table-cell>
          <table:table-cell table:style-name="ce100" office:value-type="float" office:value="420" calcext:value-type="float">
            <text:p><text:s text:c="3"/>420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75" calcext:value-type="float">
            <text:p><text:s text:c="3"/>475</text:p>
          </table:table-cell>
          <table:table-cell table:style-name="ce100" office:value-type="float" office:value="399" calcext:value-type="float">
            <text:p><text:s text:c="3"/>399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550" calcext:value-type="float">
            <text:p><text:s text:c="3"/>1,550</text:p>
          </table:table-cell>
          <table:table-cell table:style-name="ce98" office:value-type="float" office:value="1363" calcext:value-type="float">
            <text:p><text:s text:c="3"/>1,36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494" calcext:value-type="float">
            <text:p><text:s text:c="3"/>1,494</text:p>
          </table:table-cell>
          <table:table-cell table:style-name="ce98" office:value-type="float" office:value="1318" calcext:value-type="float">
            <text:p><text:s text:c="3"/>1,318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761" calcext:value-type="float">
            <text:p><text:s text:c="3"/>761</text:p>
          </table:table-cell>
          <table:table-cell table:style-name="ce99" office:value-type="float" office:value="703" calcext:value-type="float">
            <text:p><text:s text:c="3"/>703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747" calcext:value-type="float">
            <text:p><text:s text:c="3"/>747</text:p>
          </table:table-cell>
          <table:table-cell table:style-name="ce99" office:value-type="float" office:value="693" calcext:value-type="float">
            <text:p><text:s text:c="3"/>693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789" calcext:value-type="float">
            <text:p><text:s text:c="3"/>789</text:p>
          </table:table-cell>
          <table:table-cell table:style-name="ce100" office:value-type="float" office:value="660" calcext:value-type="float">
            <text:p><text:s text:c="3"/>660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747" calcext:value-type="float">
            <text:p><text:s text:c="3"/>747</text:p>
          </table:table-cell>
          <table:table-cell table:style-name="ce100" office:value-type="float" office:value="625" calcext:value-type="float">
            <text:p><text:s text:c="3"/>625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3610" calcext:value-type="float">
            <text:p><text:s text:c="3"/>3,610</text:p>
          </table:table-cell>
          <table:table-cell table:style-name="ce98" office:value-type="float" office:value="3155" calcext:value-type="float">
            <text:p><text:s text:c="3"/>3,155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style-name="ce98" office:value-type="float" office:value="272" calcext:value-type="float">
            <text:p><text:s text:c="3"/>272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3528" calcext:value-type="float">
            <text:p><text:s text:c="3"/>3,528</text:p>
          </table:table-cell>
          <table:table-cell table:style-name="ce98" office:value-type="float" office:value="3080" calcext:value-type="float">
            <text:p><text:s text:c="3"/>3,080</text:p>
          </table:table-cell>
          <table:table-cell table:style-name="ce98" office:value-type="float" office:value="129" calcext:value-type="float">
            <text:p><text:s text:c="3"/>129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19" calcext:value-type="float">
            <text:p><text:s text:c="3"/>319</text:p>
          </table:table-cell>
          <table:table-cell table:style-name="ce98" office:value-type="float" office:value="271" calcext:value-type="float">
            <text:p><text:s text:c="3"/>271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82" calcext:value-type="float">
            <text:p><text:s text:c="3"/>82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792" calcext:value-type="float">
            <text:p><text:s text:c="3"/>1,792</text:p>
          </table:table-cell>
          <table:table-cell table:style-name="ce99" office:value-type="float" office:value="1696" calcext:value-type="float">
            <text:p><text:s text:c="3"/>1,69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1764" calcext:value-type="float">
            <text:p><text:s text:c="3"/>1,764</text:p>
          </table:table-cell>
          <table:table-cell table:style-name="ce99" office:value-type="float" office:value="1671" calcext:value-type="float">
            <text:p><text:s text:c="3"/>1,671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818" calcext:value-type="float">
            <text:p><text:s text:c="3"/>1,818</text:p>
          </table:table-cell>
          <table:table-cell table:style-name="ce100" office:value-type="float" office:value="1459" calcext:value-type="float">
            <text:p><text:s text:c="3"/>1,45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55" calcext:value-type="float">
            <text:p><text:s text:c="3"/>255</text:p>
          </table:table-cell>
          <table:table-cell table:style-name="ce100" office:value-type="float" office:value="245" calcext:value-type="float">
            <text:p><text:s text:c="3"/>24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764" calcext:value-type="float">
            <text:p><text:s text:c="3"/>1,764</text:p>
          </table:table-cell>
          <table:table-cell table:style-name="ce100" office:value-type="float" office:value="1409" calcext:value-type="float">
            <text:p><text:s text:c="3"/>1,409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254" calcext:value-type="float">
            <text:p><text:s text:c="3"/>254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style-name="ce101" office:value-type="float" office:value="227" calcext:value-type="float">
            <text:p><text:s text:c="3"/>22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24" calcext:value-type="float">
            <text:p><text:s text:c="3"/>124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28" calcext:value-type="float">
            <text:p><text:s text:c="3"/>128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style-name="ce102" office:value-type="float" office:value="104" calcext:value-type="float">
            <text:p><text:s text:c="3"/>104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4" calcext:value-type="float">
            <text:p><text:s text:c="3"/>344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36" calcext:value-type="float">
            <text:p><text:s text:c="3"/>336</text:p>
          </table:table-cell>
          <table:table-cell table:style-name="ce101" office:value-type="float" office:value="291" calcext:value-type="float">
            <text:p><text:s text:c="3"/>29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64" calcext:value-type="float">
            <text:p><text:s text:c="3"/>16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60" calcext:value-type="float">
            <text:p><text:s text:c="3"/>16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2" calcext:value-type="float">
            <text:p><text:s text:c="3"/>172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67" calcext:value-type="float">
            <text:p><text:s text:c="3"/>26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02" calcext:value-type="float">
            <text:p><text:s text:c="3"/>302</text:p>
          </table:table-cell>
          <table:table-cell table:style-name="ce101" office:value-type="float" office:value="259" calcext:value-type="float">
            <text:p><text:s text:c="3"/>25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51" calcext:value-type="float">
            <text:p><text:s text:c="3"/>151</text:p>
          </table:table-cell>
          <table:table-cell table:style-name="ce101" office:value-type="float" office:value="143" calcext:value-type="float">
            <text:p><text:s text:c="3"/>14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7" calcext:value-type="float">
            <text:p><text:s text:c="3"/>157</text:p>
          </table:table-cell>
          <table:table-cell table:style-name="ce102" office:value-type="float" office:value="122" calcext:value-type="float">
            <text:p><text:s text:c="3"/>12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5" calcext:value-type="float">
            <text:p><text:s text:c="3"/>2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90" calcext:value-type="float">
            <text:p><text:s text:c="3"/>590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80" calcext:value-type="float">
            <text:p><text:s text:c="3"/>580</text:p>
          </table:table-cell>
          <table:table-cell table:style-name="ce101" office:value-type="float" office:value="504" calcext:value-type="float">
            <text:p><text:s text:c="3"/>504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53" calcext:value-type="float">
            <text:p><text:s text:c="3"/>5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72" calcext:value-type="float">
            <text:p><text:s text:c="3"/>27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1" calcext:value-type="float">
            <text:p><text:s text:c="3"/>2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0" calcext:value-type="float">
            <text:p><text:s text:c="3"/>290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8" calcext:value-type="float">
            <text:p><text:s text:c="3"/>3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0" calcext:value-type="float">
            <text:p><text:s text:c="3"/>240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4" calcext:value-type="float">
            <text:p><text:s text:c="3"/>234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1" calcext:value-type="float">
            <text:p><text:s text:c="3"/>121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17" calcext:value-type="float">
            <text:p><text:s text:c="3"/>117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9" calcext:value-type="float">
            <text:p><text:s text:c="3"/>119</text:p>
          </table:table-cell>
          <table:table-cell table:style-name="ce102" office:value-type="float" office:value="98" calcext:value-type="float">
            <text:p><text:s text:c="3"/>9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358" calcext:value-type="float">
            <text:p><text:s text:c="3"/>358</text:p>
          </table:table-cell>
          <table:table-cell table:style-name="ce103" office:value-type="float" office:value="302" calcext:value-type="float">
            <text:p><text:s text:c="3"/>30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56" calcext:value-type="float">
            <text:p><text:s text:c="3"/>356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5" calcext:value-type="float">
            <text:p><text:s text:c="3"/>45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0" calcext:value-type="float">
            <text:p><text:s text:c="3"/>180</text:p>
          </table:table-cell>
          <table:table-cell table:style-name="ce102" office:value-type="float" office:value="131" calcext:value-type="float">
            <text:p><text:s text:c="3"/>13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8" calcext:value-type="float">
            <text:p><text:s text:c="3"/>178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182" calcext:value-type="float">
            <text:p><text:s text:c="3"/>182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79" calcext:value-type="float">
            <text:p><text:s text:c="3"/>79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09" calcext:value-type="float">
            <text:p><text:s text:c="3"/>109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88" calcext:value-type="float">
            <text:p><text:s text:c="3"/>388</text:p>
          </table:table-cell>
          <table:table-cell table:style-name="ce101" office:value-type="float" office:value="346" calcext:value-type="float">
            <text:p><text:s text:c="3"/>34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80" calcext:value-type="float">
            <text:p><text:s text:c="3"/>380</text:p>
          </table:table-cell>
          <table:table-cell table:style-name="ce101" office:value-type="float" office:value="338" calcext:value-type="float">
            <text:p><text:s text:c="3"/>33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185" calcext:value-type="float">
            <text:p><text:s text:c="3"/>18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0" calcext:value-type="float">
            <text:p><text:s text:c="3"/>190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8" calcext:value-type="float">
            <text:p><text:s text:c="3"/>108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2" calcext:value-type="float">
            <text:p><text:s text:c="3"/>52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6" calcext:value-type="float">
            <text:p><text:s text:c="3"/>56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2" calcext:value-type="float">
            <text:p><text:s text:c="3"/>52</text:p>
          </table:table-cell>
          <table:table-cell table:style-name="ce102" office:value-type="float" office:value="44" calcext:value-type="float">
            <text:p><text:s text:c="3"/>4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00" calcext:value-type="float">
            <text:p><text:s text:c="3"/>200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3" calcext:value-type="float">
            <text:p><text:s text:c="3"/>23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3" calcext:value-type="float">
            <text:p><text:s text:c="3"/>23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1" calcext:value-type="float">
            <text:p><text:s text:c="3"/>8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8" calcext:value-type="float">
            <text:p><text:s text:c="3"/>78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63" calcext:value-type="float">
            <text:p><text:s text:c="3"/>6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style-name="ce101" office:value-type="float" office:value="221" calcext:value-type="float">
            <text:p><text:s text:c="3"/>22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2" calcext:value-type="float">
            <text:p><text:s text:c="3"/>122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16" calcext:value-type="float">
            <text:p><text:s text:c="3"/>116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0" calcext:value-type="float">
            <text:p><text:s text:c="3"/>130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01" office:value-type="float" office:value="64" calcext:value-type="float">
            <text:p><text:s text:c="3"/>6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style-name="ce102" office:value-type="float" office:value="54" calcext:value-type="float">
            <text:p><text:s text:c="3"/>54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4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69230" calcext:value-type="float">
            <text:p><text:s text:c="3"/>69,230</text:p>
          </table:table-cell>
          <table:table-cell table:style-name="ce35" office:value-type="float" office:value="62505" calcext:value-type="float">
            <text:p><text:s text:c="3"/>62,505</text:p>
          </table:table-cell>
          <table:table-cell table:style-name="ce35" office:value-type="float" office:value="62484" calcext:value-type="float">
            <text:p><text:s text:c="3"/>62,48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1827" calcext:value-type="float">
            <text:p><text:s text:c="3"/>1,827</text:p>
          </table:table-cell>
          <table:table-cell table:style-name="ce35" office:value-type="float" office:value="322" calcext:value-type="float">
            <text:p><text:s text:c="3"/>322</text:p>
          </table:table-cell>
          <table:table-cell table:style-name="ce35" office:value-type="float" office:value="1505" calcext:value-type="float">
            <text:p><text:s text:c="3"/>1,505</text:p>
          </table:table-cell>
          <table:table-cell table:style-name="ce35" office:value-type="float" office:value="363" calcext:value-type="float">
            <text:p><text:s text:c="3"/>363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35" office:value-type="float" office:value="324" calcext:value-type="float">
            <text:p><text:s text:c="3"/>324</text:p>
          </table:table-cell>
          <table:table-cell table:style-name="ce35" office:value-type="float" office:value="4535" calcext:value-type="float">
            <text:p><text:s text:c="3"/>4,535</text:p>
          </table:table-cell>
          <table:table-cell table:style-name="ce35" office:value-type="float" office:value="544" calcext:value-type="float">
            <text:p><text:s text:c="3"/>544</text:p>
          </table:table-cell>
          <table:table-cell table:style-name="ce35" office:value-type="float" office:value="3991" calcext:value-type="float">
            <text:p><text:s text:c="3"/>3,991</text:p>
          </table:table-cell>
          <table:table-cell table:style-name="ce35" office:value-type="float" office:value="3370" calcext:value-type="float">
            <text:p><text:s text:c="3"/>3,370</text:p>
          </table:table-cell>
          <table:table-cell table:style-name="ce35" office:value-type="float" office:value="532" calcext:value-type="float">
            <text:p><text:s text:c="3"/>532</text:p>
          </table:table-cell>
          <table:table-cell table:style-name="ce35" office:value-type="float" office:value="2838" calcext:value-type="float">
            <text:p><text:s text:c="3"/>2,838</text:p>
          </table:table-cell>
          <table:table-cell table:style-name="ce35" office:value-type="float" office:value="1165" calcext:value-type="float">
            <text:p><text:s text:c="3"/>1,16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153" calcext:value-type="float">
            <text:p><text:s text:c="3"/>1,153</text:p>
          </table:table-cell>
          <table:table-cell table:style-name="ce35" office:value-type="float" office:value="67342" calcext:value-type="float">
            <text:p><text:s text:c="3"/>67,342</text:p>
          </table:table-cell>
          <table:table-cell table:style-name="ce35" office:value-type="float" office:value="60787" calcext:value-type="float">
            <text:p><text:s text:c="3"/>60,787</text:p>
          </table:table-cell>
          <table:table-cell table:style-name="ce35" office:value-type="float" office:value="60766" calcext:value-type="float">
            <text:p><text:s text:c="3"/>60,766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1786" calcext:value-type="float">
            <text:p><text:s text:c="3"/>1,786</text:p>
          </table:table-cell>
          <table:table-cell table:style-name="ce35" office:value-type="float" office:value="321" calcext:value-type="float">
            <text:p><text:s text:c="3"/>321</text:p>
          </table:table-cell>
          <table:table-cell table:style-name="ce35" office:value-type="float" office:value="1465" calcext:value-type="float">
            <text:p><text:s text:c="3"/>1,465</text:p>
          </table:table-cell>
          <table:table-cell table:style-name="ce35" office:value-type="float" office:value="329" calcext:value-type="float">
            <text:p><text:s text:c="3"/>329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302" calcext:value-type="float">
            <text:p><text:s text:c="3"/>302</text:p>
          </table:table-cell>
          <table:table-cell table:style-name="ce35" office:value-type="float" office:value="4440" calcext:value-type="float">
            <text:p><text:s text:c="3"/>4,440</text:p>
          </table:table-cell>
          <table:table-cell table:style-name="ce35" office:value-type="float" office:value="538" calcext:value-type="float">
            <text:p><text:s text:c="3"/>538</text:p>
          </table:table-cell>
          <table:table-cell table:style-name="ce35" office:value-type="float" office:value="3902" calcext:value-type="float">
            <text:p><text:s text:c="3"/>3,902</text:p>
          </table:table-cell>
          <table:table-cell table:style-name="ce35" office:value-type="float" office:value="3317" calcext:value-type="float">
            <text:p><text:s text:c="3"/>3,317</text:p>
          </table:table-cell>
          <table:table-cell table:style-name="ce35" office:value-type="float" office:value="527" calcext:value-type="float">
            <text:p><text:s text:c="3"/>527</text:p>
          </table:table-cell>
          <table:table-cell table:style-name="ce35" office:value-type="float" office:value="2790" calcext:value-type="float">
            <text:p><text:s text:c="3"/>2,790</text:p>
          </table:table-cell>
          <table:table-cell table:style-name="ce35" office:value-type="float" office:value="1123" calcext:value-type="float">
            <text:p><text:s text:c="3"/>1,123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112" calcext:value-type="float">
            <text:p><text:s text:c="3"/>1,112</text:p>
          </table:table-cell>
          <table:table-cell table:style-name="ce35" office:value-type="float" office:value="1888" calcext:value-type="float">
            <text:p><text:s text:c="3"/>1,888</text:p>
          </table:table-cell>
          <table:table-cell table:number-columns-repeated="2" table:style-name="ce35" office:value-type="float" office:value="1718" calcext:value-type="float">
            <text:p><text:s text:c="3"/>1,718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95" calcext:value-type="float">
            <text:p><text:s text:c="3"/>9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89" calcext:value-type="float">
            <text:p><text:s text:c="3"/>89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8" calcext:value-type="float">
            <text:p><text:s text:c="3"/>48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34261" calcext:value-type="float">
            <text:p><text:s text:c="3"/>34,261</text:p>
          </table:table-cell>
          <table:table-cell table:style-name="ce36" office:value-type="float" office:value="32276" calcext:value-type="float">
            <text:p><text:s text:c="3"/>32,276</text:p>
          </table:table-cell>
          <table:table-cell table:style-name="ce36" office:value-type="float" office:value="32265" calcext:value-type="float">
            <text:p><text:s text:c="3"/>32,26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97" calcext:value-type="float">
            <text:p><text:s text:c="3"/>397</text:p>
          </table:table-cell>
          <table:table-cell table:style-name="ce36" office:value-type="float" office:value="169" calcext:value-type="float">
            <text:p><text:s text:c="3"/>16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1384" calcext:value-type="float">
            <text:p><text:s text:c="3"/>1,38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355" calcext:value-type="float">
            <text:p><text:s text:c="3"/>1,355</text:p>
          </table:table-cell>
          <table:table-cell table:style-name="ce36" office:value-type="float" office:value="513" calcext:value-type="float">
            <text:p><text:s text:c="3"/>513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492" calcext:value-type="float">
            <text:p><text:s text:c="3"/>492</text:p>
          </table:table-cell>
          <table:table-cell table:style-name="ce36" office:value-type="float" office:value="871" calcext:value-type="float">
            <text:p><text:s text:c="3"/>87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863" calcext:value-type="float">
            <text:p><text:s text:c="3"/>863</text:p>
          </table:table-cell>
          <table:table-cell table:style-name="ce36" office:value-type="float" office:value="33671" calcext:value-type="float">
            <text:p><text:s text:c="3"/>33,671</text:p>
          </table:table-cell>
          <table:table-cell table:style-name="ce36" office:value-type="float" office:value="31766" calcext:value-type="float">
            <text:p><text:s text:c="3"/>31,766</text:p>
          </table:table-cell>
          <table:table-cell table:style-name="ce36" office:value-type="float" office:value="31755" calcext:value-type="float">
            <text:p><text:s text:c="3"/>31,755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419" calcext:value-type="float">
            <text:p><text:s text:c="3"/>41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84" calcext:value-type="float">
            <text:p><text:s text:c="3"/>384</text:p>
          </table:table-cell>
          <table:table-cell table:style-name="ce36" office:value-type="float" office:value="151" calcext:value-type="float">
            <text:p><text:s text:c="3"/>1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335" calcext:value-type="float">
            <text:p><text:s text:c="3"/>1,33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308" calcext:value-type="float">
            <text:p><text:s text:c="3"/>1,308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474" calcext:value-type="float">
            <text:p><text:s text:c="3"/>474</text:p>
          </table:table-cell>
          <table:table-cell table:style-name="ce36" office:value-type="float" office:value="841" calcext:value-type="float">
            <text:p><text:s text:c="3"/>84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number-columns-repeated="2" table:style-name="ce36" office:value-type="float" office:value="510" calcext:value-type="float">
            <text:p><text:s text:c="3"/>51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34969" calcext:value-type="float">
            <text:p><text:s text:c="3"/>34,969</text:p>
          </table:table-cell>
          <table:table-cell table:style-name="ce36" office:value-type="float" office:value="30229" calcext:value-type="float">
            <text:p><text:s text:c="3"/>30,229</text:p>
          </table:table-cell>
          <table:table-cell table:style-name="ce36" office:value-type="float" office:value="30219" calcext:value-type="float">
            <text:p><text:s text:c="3"/>30,21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395" calcext:value-type="float">
            <text:p><text:s text:c="3"/>1,395</text:p>
          </table:table-cell>
          <table:table-cell table:style-name="ce36" office:value-type="float" office:value="287" calcext:value-type="float">
            <text:p><text:s text:c="3"/>287</text:p>
          </table:table-cell>
          <table:table-cell table:style-name="ce36" office:value-type="float" office:value="1108" calcext:value-type="float">
            <text:p><text:s text:c="3"/>1,108</text:p>
          </table:table-cell>
          <table:table-cell table:style-name="ce36" office:value-type="float" office:value="194" calcext:value-type="float">
            <text:p><text:s text:c="3"/>194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173" calcext:value-type="float">
            <text:p><text:s text:c="3"/>173</text:p>
          </table:table-cell>
          <table:table-cell table:style-name="ce36" office:value-type="float" office:value="3151" calcext:value-type="float">
            <text:p><text:s text:c="3"/>3,151</text:p>
          </table:table-cell>
          <table:table-cell table:style-name="ce36" office:value-type="float" office:value="515" calcext:value-type="float">
            <text:p><text:s text:c="3"/>515</text:p>
          </table:table-cell>
          <table:table-cell table:style-name="ce36" office:value-type="float" office:value="2636" calcext:value-type="float">
            <text:p><text:s text:c="3"/>2,636</text:p>
          </table:table-cell>
          <table:table-cell table:style-name="ce36" office:value-type="float" office:value="2857" calcext:value-type="float">
            <text:p><text:s text:c="3"/>2,857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36" office:value-type="float" office:value="2346" calcext:value-type="float">
            <text:p><text:s text:c="3"/>2,346</text:p>
          </table:table-cell>
          <table:table-cell table:style-name="ce36" office:value-type="float" office:value="294" calcext:value-type="float">
            <text:p><text:s text:c="3"/>29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90" calcext:value-type="float">
            <text:p><text:s text:c="3"/>290</text:p>
          </table:table-cell>
          <table:table-cell table:style-name="ce36" office:value-type="float" office:value="33671" calcext:value-type="float">
            <text:p><text:s text:c="3"/>33,671</text:p>
          </table:table-cell>
          <table:table-cell table:style-name="ce36" office:value-type="float" office:value="29021" calcext:value-type="float">
            <text:p><text:s text:c="3"/>29,021</text:p>
          </table:table-cell>
          <table:table-cell table:style-name="ce36" office:value-type="float" office:value="29011" calcext:value-type="float">
            <text:p><text:s text:c="3"/>29,011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286" calcext:value-type="float">
            <text:p><text:s text:c="3"/>286</text:p>
          </table:table-cell>
          <table:table-cell table:style-name="ce36" office:value-type="float" office:value="1081" calcext:value-type="float">
            <text:p><text:s text:c="3"/>1,081</text:p>
          </table:table-cell>
          <table:table-cell table:style-name="ce36" office:value-type="float" office:value="178" calcext:value-type="float">
            <text:p><text:s text:c="3"/>178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3" calcext:value-type="float">
            <text:p><text:s text:c="3"/>163</text:p>
          </table:table-cell>
          <table:table-cell table:style-name="ce36" office:value-type="float" office:value="3105" calcext:value-type="float">
            <text:p><text:s text:c="3"/>3,105</text:p>
          </table:table-cell>
          <table:table-cell table:style-name="ce36" office:value-type="float" office:value="511" calcext:value-type="float">
            <text:p><text:s text:c="3"/>511</text:p>
          </table:table-cell>
          <table:table-cell table:style-name="ce36" office:value-type="float" office:value="2594" calcext:value-type="float">
            <text:p><text:s text:c="3"/>2,594</text:p>
          </table:table-cell>
          <table:table-cell table:style-name="ce36" office:value-type="float" office:value="2823" calcext:value-type="float">
            <text:p><text:s text:c="3"/>2,823</text:p>
          </table:table-cell>
          <table:table-cell table:style-name="ce36" office:value-type="float" office:value="507" calcext:value-type="float">
            <text:p><text:s text:c="3"/>507</text:p>
          </table:table-cell>
          <table:table-cell table:style-name="ce36" office:value-type="float" office:value="2316" calcext:value-type="float">
            <text:p><text:s text:c="3"/>2,316</text:p>
          </table:table-cell>
          <table:table-cell table:style-name="ce36" office:value-type="float" office:value="282" calcext:value-type="float">
            <text:p><text:s text:c="3"/>28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8" calcext:value-type="float">
            <text:p><text:s text:c="3"/>278</text:p>
          </table:table-cell>
          <table:table-cell table:style-name="ce36" office:value-type="float" office:value="1298" calcext:value-type="float">
            <text:p><text:s text:c="3"/>1,298</text:p>
          </table:table-cell>
          <table:table-cell table:number-columns-repeated="2" table:style-name="ce36" office:value-type="float" office:value="1208" calcext:value-type="float">
            <text:p><text:s text:c="3"/>1,20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